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3.051cm" fo:min-width="18.574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009cm" fo:min-width="24.92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325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4.367cm" fo:padding-top="0.165cm" fo:padding-bottom="0.165cm" fo:padding-left="0.29cm" fo:padding-right="0.29cm" style:writing-mode="lr-tb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209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25.376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749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24.398cm" fo:padding-top="0.165cm" fo:padding-bottom="0.165cm" fo:padding-left="0.29cm" fo:padding-right="0.29cm" style:writing-mode="lr-tb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706cm" fo:padding-top="0.165cm" fo:padding-bottom="0.165cm" fo:padding-left="0.29cm" fo:padding-right="0.29cm" style:writing-mode="lr-tb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922cm" fo:min-width="16.111cm" fo:padding-top="0.165cm" fo:padding-bottom="0.165cm" fo:padding-left="0.29cm" fo:padding-right="0.29cm" style:writing-mode="lr-tb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19cm" fo:min-width="1.499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4.659cm" fo:padding-top="0.165cm" fo:padding-bottom="0.165cm" fo:padding-left="0.29cm" fo:padding-right="0.29cm" style:writing-mode="lr-tb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823cm" fo:padding-top="0.165cm" fo:padding-bottom="0.165cm" fo:padding-left="0.29cm" fo:padding-right="0.29cm" style:writing-mode="lr-tb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673cm" fo:min-width="2.746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" fo:font-size="18pt"/>
    </style:style>
    <style:style style:name="P4" style:family="paragraph">
      <style:paragraph-properties fo:text-align="center"/>
      <style:text-properties fo:color="#000000" loext:opacity="100%" style:font-name-complex="Calibri4"/>
    </style:style>
    <style:style style:name="P5" style:family="paragraph">
      <loext:graphic-properties draw:fill="none" draw:fill-color="#ffb66c"/>
      <style:paragraph-properties fo:text-align="center" style:writing-mode="lr-tb"/>
      <style:text-properties fo:color="#000000" loext:opacity="100%" loext:color-lum-mod="100%" loext:color-lum-off="0%" style:font-name="Liberation Serif" fo:font-size="20pt" style:font-size-asian="20pt" style:font-name-complex="Calibri4" style:font-size-complex="20pt"/>
    </style:style>
    <style:style style:name="P6" style:family="paragraph"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Times New Roman" fo:font-size="20pt" style:font-size-asian="20pt" style:font-size-complex="20pt"/>
    </style:style>
    <style:style style:name="P8" style:family="paragraph">
      <style:paragraph-properties fo:text-align="center"/>
      <style:text-properties fo:color="#000000" loext:opacity="100%"/>
    </style:style>
    <style:style style:name="P9" style:family="paragraph">
      <loext:graphic-properties draw:fill="none" draw:fill-color="#ffb66c"/>
      <style:paragraph-properties fo:text-align="center" style:writing-mode="lr-tb"/>
      <style:text-properties fo:color="#000000" loext:opacity="100%" loext:color-lum-mod="100%" loext:color-lum-off="0%" style:font-name="Liberation Serif" fo:font-size="20pt" style:font-size-asian="20pt" style:font-size-complex="20pt"/>
    </style:style>
    <style:style style:name="P10" style:family="paragraph"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1" style:family="paragraph">
      <loext:graphic-properties draw:fill="solid" draw:fill-color="#729fcf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2" style:family="paragraph">
      <loext:graphic-properties draw:fill="none" draw:fill-color="#ffb66c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0pt" fo:language="ar" fo:country="SA" fo:font-style="normal" fo:text-shadow="none" style:text-underline-style="none" fo:font-weight="normal" style:letter-kerning="true" style:font-name-asian="Calibri3" style:font-size-asian="20pt" style:language-asian="ar" style:country-asian="SA" style:font-style-asian="normal" style:font-weight-asian="normal" style:font-name-complex="Calibri3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0pt" fo:language="ar" fo:country="SA" style:font-name-asian="Calibri3" style:font-size-asian="20pt" style:language-asian="ar" style:country-asian="SA" style:font-name-complex="Calibri3" style:font-size-complex="20pt" style:language-complex="ar" style:country-complex="SA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20pt" style:font-size-asian="20pt" style:font-size-complex="20pt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154cm" svg:height="3.381cm" svg:x="6.469cm" svg:y="0.899cm">
          <text:p text:style-name="P1"><text:span text:style-name="T1">M</text:span><text:span text:style-name="T1">ah</text:span><text:span text:style-name="T1">as</text:span><text:span text:style-name="T1">is</text:span><text:span text:style-name="T1">w</text:span><text:span text:style-name="T1">a </text:span><text:span text:style-name="T1">m</text:span><text:span text:style-name="T1">a</text:span><text:span text:style-name="T1">m</text:span><text:span text:style-name="T1">pu </text:span><text:span text:style-name="T1">m</text:span><text:span text:style-name="T1">en</text:span><text:span text:style-name="T1">gg</text:span><text:span text:style-name="T1">un</text:span><text:span text:style-name="T1">ak</text:span><text:span text:style-name="T1">an </text:span><text:span text:style-name="T1">m</text:span><text:span text:style-name="T1">et</text:span><text:span text:style-name="T1">od</text:span><text:span text:style-name="T1">e-</text:span><text:span text:style-name="T1">m</text:span><text:span text:style-name="T1">et</text:span><text:span text:style-name="T1">od</text:span><text:span text:style-name="T1">e </text:span><text:span text:style-name="T1">nu</text:span><text:span text:style-name="T1">m</text:span><text:span text:style-name="T1">er</text:span><text:span text:style-name="T1">ik</text:span></text:p>
          <text:p text:style-name="P1"><text:span text:style-name="T1">da</text:span><text:span text:style-name="T1">la</text:span><text:span text:style-name="T1">m </text:span><text:span text:style-name="T1">m</text:span><text:span text:style-name="T1">en</text:span><text:span text:style-name="T1">ca</text:span><text:span text:style-name="T1">ri </text:span><text:span text:style-name="T1">so</text:span><text:span text:style-name="T1">lu</text:span><text:span text:style-name="T1">si </text:span><text:span text:style-name="T1">da</text:span><text:span text:style-name="T1">ri </text:span><text:span text:style-name="T1">pe</text:span><text:span text:style-name="T1">r</text:span><text:span text:style-name="T1">m</text:span><text:span text:style-name="T1">as</text:span><text:span text:style-name="T1">al</text:span><text:span text:style-name="T1">ah</text:span><text:span text:style-name="T1">an </text:span><text:span text:style-name="T1">m</text:span><text:span text:style-name="T1">at</text:span><text:span text:style-name="T1">e</text:span><text:span text:style-name="T1">m</text:span><text:span text:style-name="T1">ati</text:span><text:span text:style-name="T1">k</text:span></text:p>
          <text:p text:style-name="P1"><text:span text:style-name="T2">(C</text:span><text:span text:style-name="T2">3, </text:span><text:span text:style-name="T2">A</text:span><text:span text:style-name="T2">3, </text:span><text:span text:style-name="T2">P</text:span><text:span text:style-name="T2">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6.046cm" svg:y1="6.053cm" svg:x2="16.046cm" svg:y2="4.239cm">
          <text:p/>
        </draw:line>
        <draw:line draw:style-name="gr2" draw:text-style-name="P3" draw:layer="layout" svg:x1="16.046cm" svg:y1="9.635cm" svg:x2="16.046cm" svg:y2="8.161cm">
          <text:p/>
        </draw:line>
        <draw:line draw:style-name="gr2" draw:text-style-name="P3" draw:layer="layout" svg:x1="16.046cm" svg:y1="13.132cm" svg:x2="16.046cm" svg:y2="11.658cm">
          <text:p/>
        </draw:line>
        <draw:line draw:style-name="gr2" draw:text-style-name="P3" draw:layer="layout" svg:x1="16.046cm" svg:y1="16.63cm" svg:x2="16.046cm" svg:y2="15.156cm">
          <text:p/>
        </draw:line>
        <draw:line draw:style-name="gr2" draw:text-style-name="P3" draw:layer="layout" svg:x1="16.046cm" svg:y1="20.942cm" svg:x2="16.046cm" svg:y2="19.097cm">
          <text:p/>
        </draw:line>
        <draw:line draw:style-name="gr2" draw:text-style-name="P3" draw:layer="layout" svg:x1="16.046cm" svg:y1="24.581cm" svg:x2="16.046cm" svg:y2="23.107cm">
          <text:p/>
        </draw:line>
        <draw:g draw:style-name="gr3">
          <draw:custom-shape draw:style-name="gr4" draw:text-style-name="P5" draw:layer="layout" svg:width="25.5cm" svg:height="2.339cm" svg:x="4.04cm" svg:y="24.558cm">
            <text:p text:style-name="P4"><text:span text:style-name="T3">Mahasiswa mampu menentukan akar-akar dari persamaan non linear secara numerik</text:span></text:p>
            <text:p text:style-name="P4"><text:span text:style-name="T3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905cm" svg:height="1.27cm" svg:x="2.552cm" svg:y="23.812cm">
            <text:p text:style-name="P6"><text:span text:style-name="T4">1 - 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6" draw:text-style-name="P9" draw:layer="layout" svg:width="14.947cm" svg:height="2.107cm" svg:x="9.342cm" svg:y="13.108cm">
            <text:p text:style-name="P8"><text:span text:style-name="T5">Mahasiswa mampu melakukan integral numerik</text:span></text:p>
            <text:p text:style-name="P8"><text:span text:style-name="T3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789cm" svg:height="1.27cm" svg:x="7.804cm" svg:y="12.437cm">
            <text:p text:style-name="P6"><text:span text:style-name="T4">9-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8" draw:text-style-name="P9" draw:layer="layout" svg:width="25.956cm" svg:height="2.106cm" svg:x="4.087cm" svg:y="6.06cm">
            <text:p text:style-name="P8"><text:span text:style-name="T5">Mahasiswa mampu menentukan </text:span><text:span text:style-name="T5">solusi dari persamaan diferensial </text:span><text:span text:style-name="T5">biasa secara numerik</text:span></text:p>
            <text:p text:style-name="P8"><text:span text:style-name="T3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329cm" svg:height="1.27cm" svg:x="2.049cm" svg:y="5.418cm">
            <text:p text:style-name="P6"><text:span text:style-name="T4">14-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0" draw:text-style-name="P9" draw:layer="layout" svg:width="24.978cm" svg:height="2.106cm" svg:x="4.541cm" svg:y="9.611cm">
            <text:p text:style-name="P8"><text:span text:style-name="T5">Mahasiswa mampu menentukan solusi dari sistem persamaan </text:span><text:span text:style-name="T5">linear secara numerik</text:span></text:p>
            <text:p text:style-name="P8"><text:span text:style-name="T3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2.286cm" svg:height="1.27cm" svg:x="2.573cm" svg:y="8.963cm">
            <text:p text:style-name="P6"><text:span text:style-name="T4">11-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2" draw:text-style-name="P9" draw:layer="layout" svg:width="16.691cm" svg:height="2.252cm" svg:x="8.572cm" svg:y="20.918cm">
            <text:p text:style-name="P8"><text:span text:style-name="T6">Mahasiswa mampu melakukan interpolasi dan regresi</text:span></text:p>
            <text:p text:style-name="P8"><text:span text:style-name="T3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2.079cm" svg:height="1.249cm" draw:transform="skewX (0.0127409035395586) rotate (-0.0120427718387613) translate (6.861cm 20.207cm)">
            <text:p text:style-name="P10"><text:span text:style-name="T7">5 - 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4" draw:text-style-name="P9" draw:layer="layout" svg:width="15.239cm" svg:height="2.552cm" svg:x="8.904cm" svg:y="16.607cm">
            <text:p text:style-name="P8"><text:span text:style-name="T5">Mahasiswa mampu melakukan turunan numerik</text:span></text:p>
            <text:p text:style-name="P8"><text:span text:style-name="T3">(C3, P2, A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.403cm" svg:height="1.27cm" svg:x="7.95cm" svg:y="15.985cm">
            <text:p text:style-name="P6"><text:span text:style-name="T4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0.948cm" svg:y1="23.587cm" svg:x2="32.874cm" svg:y2="23.587cm">
            <text:p/>
          </draw:line>
          <draw:custom-shape draw:style-name="gr17" draw:text-style-name="P12" draw:layer="layout" svg:width="3.326cm" svg:height="2.003cm" svg:x="32.734cm" svg:y="22.579cm">
            <text:p text:style-name="P10"><text:span text:style-name="T7">Mg. 4</text:span></text:p>
            <text:p text:style-name="P10"><text:span text:style-name="T7">Kuis 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0.948cm" svg:y1="15.725cm" svg:x2="32.874cm" svg:y2="15.725cm">
            <text:p/>
          </draw:line>
          <draw:custom-shape draw:style-name="gr17" draw:text-style-name="P12" draw:layer="layout" svg:width="3.326cm" svg:height="2.003cm" svg:x="32.734cm" svg:y="14.717cm">
            <text:p text:style-name="P10"><text:span text:style-name="T7">Mg. 8</text:span></text:p>
            <text:p text:style-name="P10"><text:span text:style-name="T7">U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0.948cm" svg:y1="8.512cm" svg:x2="32.874cm" svg:y2="8.512cm">
            <text:p/>
          </draw:line>
          <draw:custom-shape draw:style-name="gr17" draw:text-style-name="P12" draw:layer="layout" svg:width="3.326cm" svg:height="2.003cm" svg:x="32.734cm" svg:y="7.504cm">
            <text:p text:style-name="P10"><text:span text:style-name="T7">Mg. 13</text:span></text:p>
            <text:p text:style-name="P10"><text:span text:style-name="T7">Kuis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0.948cm" svg:y1="4.712cm" svg:x2="32.874cm" svg:y2="4.712cm">
            <text:p/>
          </draw:line>
          <draw:custom-shape draw:style-name="gr17" draw:text-style-name="P12" draw:layer="layout" svg:width="3.326cm" svg:height="2.003cm" svg:x="32.734cm" svg:y="3.704cm">
            <text:p text:style-name="P10"><text:span text:style-name="T7">Mg. 18</text:span></text:p>
            <text:p text:style-name="P10"><text:span text:style-name="T7">UA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Droid Sans Devanagari2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ucida Sans Unicode1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1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366091" loext:opacity="100%" loext:color-lum-mod="100%" loext:color-lum-off="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1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graphic-properties style:writing-mode="lr-tb"/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graphic-properties style:writing-mode="lr-tb"/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graphic-properties style:writing-mode="lr-tb"/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graphic-properties style:writing-mode="lr-tb"/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graphic-properties style:writing-mode="lr-tb"/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graphic-properties style:writing-mode="lr-tb"/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graphic-properties style:writing-mode="lr-tb"/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graphic-properties style:writing-mode="lr-tb"/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1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Caption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4f81bd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Droid Sans Devanagari" style:font-family-complex="'Droid Sans Devanagari'" style:font-family-generic-complex="swiss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Numbering_20_Symbols" style:display-name="Numbering Symbols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9pt" style:font-name-complex="Liberation Serif1" style:font-family-complex="'Liberation Serif', 'Times New Roman'" style:font-family-generic-complex="roman" style:font-pitch-complex="variable" style:font-size-complex="9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fo:font-size="9pt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Table_20_Heading" style:display-name="Table Heading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fo:font-weight="bold" style:letter-kerning="false" style:font-name-asian="Calibri4" style:font-family-asian="Calibri" style:font-pitch-asian="variable" style:font-size-asian="9pt" style:language-asian="en" style:country-asian="US" style:font-weight-asian="bold" style:font-name-complex="Liberation Serif1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9pt" fo:language="en" fo:country="US" style:letter-kerning="false" style:font-name-asian="Calibri4" style:font-family-asian="Calibri" style:font-pitch-asian="variable" style:font-size-asian="9pt" style:language-asian="en" style:country-asian="US" style:font-name-complex="Liberation Serif1" style:font-family-complex="'Liberation Serif', 'Times New Roman'" style:font-family-generic-complex="roman" style:font-pitch-complex="variable" style:font-size-complex="9pt" style:language-complex="ar" style:country-complex="SA"/>
    </style:style>
  </office:styles>
  <office:automatic-styles>
    <style:page-layout style:name="PM0">
      <style:page-layout-properties fo:margin-top="0.1cm" fo:margin-bottom="0.1cm" fo:margin-left="0.1cm" fo:margin-right="0.1cm" fo:page-width="36.83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5.3.2$Linux_X86_64 LibreOffice_project/50$Build-2</meta:generator>
    <dc:date>2023-07-15T03:28:23.484001481</dc:date>
    <meta:editing-duration>PT3H40M29S</meta:editing-duration>
    <meta:editing-cycles>18</meta:editing-cycles>
    <dc:creator>Mifta Nur Farid</dc:creator>
    <dc:title>Peta Kompetensi Metode Numerik 2023</dc:title>
    <meta:document-statistic meta:object-count="37"/>
  </office:meta>
</office:document-meta>
</file>